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4.65pt"/>
    </style:style>
    <style:style style:name="co2" style:family="table-column">
      <style:table-column-properties fo:break-before="auto" style:column-width="215.35pt"/>
    </style:style>
    <style:style style:name="co3" style:family="table-column">
      <style:table-column-properties fo:break-before="auto" style:column-width="107.29pt"/>
    </style:style>
    <style:style style:name="co4" style:family="table-column">
      <style:table-column-properties fo:break-before="auto" style:column-width="87.19pt"/>
    </style:style>
    <style:style style:name="co5" style:family="table-column">
      <style:table-column-properties fo:break-before="auto" style:column-width="122.71pt"/>
    </style:style>
    <style:style style:name="co6" style:family="table-column">
      <style:table-column-properties fo:break-before="auto" style:column-width="206.8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39.71pt" fo:break-before="auto" style:use-optimal-row-height="false"/>
    </style:style>
    <style:style style:name="ro2" style:family="table-row">
      <style:table-row-properties style:row-height="23.95pt" fo:break-before="auto" style:use-optimal-row-height="false"/>
    </style:style>
    <style:style style:name="ro3" style:family="table-row">
      <style:table-row-properties style:row-height="26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underline-style="none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pt"/>
      <style:text-properties style:text-underline-style="none"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8" table:default-cell-style-name="ce7"/>
        <table:table-row table:style-name="ro1">
          <table:table-cell table:style-name="ce1" office:value-type="string" calcext:value-type="string">
            <text:p>Task title</text:p>
          </table:table-cell>
          <table:table-cell table:style-name="ce1" office:value-type="string" calcext:value-type="string">
            <text:p>Modules</text:p>
          </table:table-cell>
          <table:table-cell table:style-name="ce1" office:value-type="string" calcext:value-type="string">
            <text:p>Expected complexity</text:p>
          </table:table-cell>
          <table:table-cell table:style-name="ce1" office:value-type="string" calcext:value-type="string">
            <text:p>Hours required</text:p>
          </table:table-cell>
          <table:table-cell table:style-name="ce1" office:value-type="string" calcext:value-type="string">
            <text:p>% Completed</text:p>
          </table:table-cell>
          <table:table-cell table:style-name="ce1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rocess a single record</text:p>
          </table:table-cell>
          <table:table-cell table:style-name="ce5" office:value-type="string" calcext:value-type="string">
            <text:p>CDRProcessor, Processor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ccumulate a single record</text:p>
          </table:table-cell>
          <table:table-cell table:style-name="ce5" office:value-type="string" calcext:value-type="string">
            <text:p>CDRProcessor, Accumulator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ransmit record from Feeder to CDRProcessor</text:p>
          </table:table-cell>
          <table:table-cell table:style-name="ce5" office:value-type="string" calcext:value-type="string">
            <text:p>Feeder, FeederClient, Transmitter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percentage" office:value="0.8" calcext:value-type="percentage">
            <text:p>80.00%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CDRProcessor receive record from Feeder</text:p>
          </table:table-cell>
          <table:table-cell table:style-name="ce6" office:value-type="string" calcext:value-type="string">
            <text:p>CDRProcessor, FeederServer, Receiver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percentage" office:value="0.4" calcext:value-type="percentage">
            <text:p>40.00%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Process multiple records</text:p>
          </table:table-cell>
          <table:table-cell table:style-name="ce6" office:value-type="string" calcext:value-type="string">
            <text:p>CDRProcessor, Processor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percentage" office:value="0" calcext:value-type="percentage">
            <text:p>0.00%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Accumulate multiple records</text:p>
          </table:table-cell>
          <table:table-cell table:style-name="ce6" office:value-type="string" calcext:value-type="string">
            <text:p>CDRProcessor, Accumulator, Container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5" office:value-type="string" calcext:value-type="string">
            <text:p>Bug in hashmap. Required 4 hours of debugging. Returned iterator instead of data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Read CDR data from file</text:p>
          </table:table-cell>
          <table:table-cell table:style-name="ce6" office:value-type="string" calcext:value-type="string">
            <text:p>Feeder, FileManager, Reader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3" office:value-type="string" calcext:value-type="string">
            <text:p>Parse CDR data into Msg</text:p>
          </table:table-cell>
          <table:table-cell table:style-name="ce6" office:value-type="string" calcext:value-type="string">
            <text:p>Feeder, Parser</text:p>
          </table:table-cell>
          <table:table-cell table:style-name="ce6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10" office:value-type="percentage" office:value="0.15" calcext:value-type="percentage">
            <text:p>15.00%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d command from UI to run</text:p>
          </table:table-cell>
          <table:table-cell table:style-name="ce6" office:value-type="string" calcext:value-type="string">
            <text:p>UI, UIClient, CDRProcessor, Feeder, UIServer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percentage" office:value="0.1" calcext:value-type="percentage">
            <text:p>10.00%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d command from UI to print report to screen</text:p>
          </table:table-cell>
          <table:table-cell table:style-name="ce6" office:value-type="string" calcext:value-type="string">
            <text:p>UI, Accumulator, ExportManager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percentage" office:value="0" calcext:value-type="percentage">
            <text:p>0.00%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d command from UI to produce report file</text:p>
          </table:table-cell>
          <table:table-cell table:style-name="ce6" office:value-type="string" calcext:value-type="string">
            <text:p>UI, Accumulator, ExportManager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percentage" office:value="0" calcext:value-type="percentage">
            <text:p>0.00%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Detect a new CDR file in ‘Working’ directory</text:p>
          </table:table-cell>
          <table:table-cell table:style-name="ce6" office:value-type="string" calcext:value-type="string">
            <text:p>Feeder, FileManager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percentage" office:value="0" calcext:value-type="percentage">
            <text:p>0.00%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Move finished CDR file from ‘Working’ to ‘Done’</text:p>
          </table:table-cell>
          <table:table-cell table:style-name="ce6" office:value-type="string" calcext:value-type="string">
            <text:p>Feeder, FileManager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percentage" office:value="0" calcext:value-type="percentage">
            <text:p>0.00%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Process records with multithreads</text:p>
          </table:table-cell>
          <table:table-cell table:style-name="ce6" office:value-type="string" calcext:value-type="string">
            <text:p>CDRProcessor, Processor</text:p>
          </table:table-cell>
          <table:table-cell table:style-name="ce6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style-name="ce10" office:value-type="percentage" office:value="0" calcext:value-type="percentage">
            <text:p>0.00%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ccumulate records with multithreads</text:p>
          </table:table-cell>
          <table:table-cell table:style-name="ce6" office:value-type="string" calcext:value-type="string">
            <text:p>CDRProcessor, Accumulator</text:p>
          </table:table-cell>
          <table:table-cell table:style-name="ce6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style-name="ce10" office:value-type="percentage" office:value="0" calcext:value-type="percentage">
            <text:p>0.00%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d print commands using SIGUSR1, SIGUSR2</text:p>
          </table:table-cell>
          <table:table-cell table:style-name="ce6" office:value-type="string" calcext:value-type="string">
            <text:p>UI, CDRProcessor, ExportManager</text:p>
          </table:table-cell>
          <table:table-cell table:style-name="ce6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style-name="ce10" office:value-type="percentage" office:value="0" calcext:value-type="percentage">
            <text:p>0.00%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Create Random CDR generator to runtime storage</text:p>
          </table:table-cell>
          <table:table-cell table:style-name="ce6" office:value-type="string" calcext:value-type="string">
            <text:p>CDRGenerator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percentage" office:value="0.1" calcext:value-type="percentage">
            <text:p>10.00%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Create random CDR file generator</text:p>
          </table:table-cell>
          <table:table-cell table:style-name="ce6" office:value-type="string" calcext:value-type="string">
            <text:p>CDRGenerator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percentage" office:value="0.1" calcext:value-type="percentage">
            <text:p>10.00%</text:p>
          </table:table-cell>
          <table:table-cell table:number-columns-repeated="1019"/>
        </table:table-row>
        <table:table-row table:style-name="ro2" table:number-rows-repeated="2">
          <table:table-cell table:style-name="ce3"/>
          <table:table-cell table:style-name="ce6" table:number-columns-repeated="2"/>
          <table:table-cell table:style-name="ce5" table:number-columns-repeated="2"/>
          <table:table-cell table:number-columns-repeated="1019"/>
        </table:table-row>
        <table:table-row table:style-name="ro2" table:number-rows-repeated="3">
          <table:table-cell table:style-name="ce2"/>
          <table:table-cell table:style-name="ce5" table:number-columns-repeated="4"/>
          <table:table-cell table:number-columns-repeated="1019"/>
        </table:table-row>
        <table:table-row table:style-name="ro2">
          <table:table-cell table:style-name="ce2"/>
          <table:table-cell table:style-name="ce6"/>
          <table:table-cell table:style-name="ce5" table:number-columns-repeated="3"/>
          <table:table-cell table:number-columns-repeated="1019"/>
        </table:table-row>
        <table:table-row table:style-name="ro2" table:number-rows-repeated="4">
          <table:table-cell table:style-name="ce2"/>
          <table:table-cell table:style-name="ce5" table:number-columns-repeated="4"/>
          <table:table-cell table:number-columns-repeated="1019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00/00/0000</text:date>, <text:time style:data-style-name="N2" text:time-value="16:47:54.9255992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07:53:44.578458014</meta:creation-date>
    <dc:date>2017-09-14T16:51:26.691748626</dc:date>
    <meta:editing-duration>PT41M14S</meta:editing-duration>
    <meta:editing-cycles>8</meta:editing-cycles>
    <meta:generator>LibreOffice/5.1.6.2$Linux_x86 LibreOffice_project/10m0$Build-2</meta:generator>
    <meta:document-statistic meta:table-count="1" meta:cell-count="97" meta:object-count="0"/>
  </office:meta>
</office:document-meta>
</file>